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1" svg:font-family="'Noto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Cantarell" officeooo:paragraph-rsid="00099e64"/>
    </style:style>
    <style:style style:name="P2" style:family="paragraph" style:parent-style-name="Text_20_body">
      <style:text-properties style:font-name="Cantarell" officeooo:rsid="002e7859" officeooo:paragraph-rsid="002e7859"/>
    </style:style>
    <style:style style:name="P3" style:family="paragraph" style:parent-style-name="Text_20_body">
      <style:text-properties style:font-name="Cantarell" officeooo:rsid="0040ad74" officeooo:paragraph-rsid="0040ad74"/>
    </style:style>
    <style:style style:name="P4" style:family="paragraph" style:parent-style-name="Text_20_body">
      <style:text-properties style:font-name="Cantarell" officeooo:rsid="0045d757" officeooo:paragraph-rsid="0045d757"/>
    </style:style>
    <style:style style:name="P5" style:family="paragraph" style:parent-style-name="Text_20_body">
      <style:text-properties style:font-name="Cantarell" officeooo:rsid="0047aaae" officeooo:paragraph-rsid="0047aaae"/>
    </style:style>
    <style:style style:name="P6" style:family="paragraph" style:parent-style-name="Text_20_body">
      <style:text-properties style:font-name="Cantarell" officeooo:rsid="00480c8d" officeooo:paragraph-rsid="00480c8d"/>
    </style:style>
    <style:style style:name="P7" style:family="paragraph" style:parent-style-name="Text_20_body">
      <style:text-properties style:font-name="Cantarell" officeooo:rsid="0049ef2f" officeooo:paragraph-rsid="0049ef2f"/>
    </style:style>
    <style:style style:name="P8" style:family="paragraph" style:parent-style-name="Text_20_body">
      <style:text-properties officeooo:paragraph-rsid="000a5c62"/>
    </style:style>
    <style:style style:name="P9" style:family="paragraph" style:parent-style-name="Text_20_body">
      <style:text-properties officeooo:rsid="000ab2fd" officeooo:paragraph-rsid="000ab2fd"/>
    </style:style>
    <style:style style:name="P10" style:family="paragraph" style:parent-style-name="Text_20_body">
      <style:text-properties officeooo:rsid="000c1efc" officeooo:paragraph-rsid="001019c6"/>
    </style:style>
    <style:style style:name="P11" style:family="paragraph" style:parent-style-name="Text_20_body">
      <style:text-properties officeooo:rsid="000ebed1" officeooo:paragraph-rsid="000f58a6"/>
    </style:style>
    <style:style style:name="P12" style:family="paragraph" style:parent-style-name="Text_20_body">
      <style:text-properties officeooo:paragraph-rsid="001279c7"/>
    </style:style>
    <style:style style:name="P13" style:family="paragraph" style:parent-style-name="Text_20_body">
      <style:text-properties officeooo:rsid="0013c966" officeooo:paragraph-rsid="0013c966"/>
    </style:style>
    <style:style style:name="P14" style:family="paragraph" style:parent-style-name="Text_20_body">
      <style:text-properties officeooo:rsid="00151166" officeooo:paragraph-rsid="00151166"/>
    </style:style>
    <style:style style:name="P15" style:family="paragraph" style:parent-style-name="Text_20_body">
      <style:text-properties officeooo:paragraph-rsid="00216167"/>
    </style:style>
    <style:style style:name="P16" style:family="paragraph" style:parent-style-name="Text_20_body">
      <style:text-properties officeooo:rsid="00266db2" officeooo:paragraph-rsid="00266db2"/>
    </style:style>
    <style:style style:name="P17" style:family="paragraph" style:parent-style-name="Text_20_body">
      <style:text-properties officeooo:paragraph-rsid="00324449"/>
    </style:style>
    <style:style style:name="P18" style:family="paragraph" style:parent-style-name="Text_20_body">
      <style:text-properties officeooo:rsid="004843c0" officeooo:paragraph-rsid="004843c0"/>
    </style:style>
    <style:style style:name="P19" style:family="paragraph" style:parent-style-name="Text_20_body">
      <style:text-properties officeooo:paragraph-rsid="005577ee"/>
    </style:style>
    <style:style style:name="P20" style:family="paragraph" style:parent-style-name="Text_20_body">
      <style:text-properties officeooo:paragraph-rsid="004b46eb"/>
    </style:style>
    <style:style style:name="P21" style:family="paragraph" style:parent-style-name="Text_20_body">
      <style:text-properties officeooo:rsid="005819bb" officeooo:paragraph-rsid="005819bb"/>
    </style:style>
    <style:style style:name="P22" style:family="paragraph" style:parent-style-name="Text_20_body">
      <style:text-properties officeooo:paragraph-rsid="006007b3"/>
    </style:style>
    <style:style style:name="P23" style:family="paragraph" style:parent-style-name="Text_20_body">
      <style:text-properties officeooo:rsid="006ec467" officeooo:paragraph-rsid="006ec467"/>
    </style:style>
    <style:style style:name="P24" style:family="paragraph" style:parent-style-name="Text_20_body">
      <style:text-properties officeooo:paragraph-rsid="006fcea5"/>
    </style:style>
    <style:style style:name="P25" style:family="paragraph" style:parent-style-name="Text_20_body">
      <style:text-properties officeooo:rsid="00791077" officeooo:paragraph-rsid="00791077"/>
    </style:style>
    <style:style style:name="P26" style:family="paragraph" style:parent-style-name="Text_20_body">
      <style:text-properties officeooo:paragraph-rsid="007a14da"/>
    </style:style>
    <style:style style:name="P27" style:family="paragraph" style:parent-style-name="Text_20_body">
      <style:text-properties officeooo:rsid="007e047a" officeooo:paragraph-rsid="007e047a"/>
    </style:style>
    <style:style style:name="P28" style:family="paragraph" style:parent-style-name="Text_20_body">
      <style:text-properties officeooo:rsid="005e53cb" officeooo:paragraph-rsid="005e53cb"/>
    </style:style>
    <style:style style:name="P29" style:family="paragraph" style:parent-style-name="Text_20_body" style:list-style-name="L1"/>
    <style:style style:name="P30" style:family="paragraph" style:parent-style-name="Text_20_body" style:list-style-name="L2"/>
    <style:style style:name="P31" style:family="paragraph" style:parent-style-name="Text_20_body" style:list-style-name="L3"/>
    <style:style style:name="P32" style:family="paragraph" style:parent-style-name="Text_20_body" style:list-style-name="L4">
      <style:text-properties officeooo:rsid="000c1efc" officeooo:paragraph-rsid="000c1efc"/>
    </style:style>
    <style:style style:name="P33" style:family="paragraph" style:parent-style-name="Text_20_body" style:list-style-name="L4">
      <style:text-properties officeooo:rsid="000d72a3" officeooo:paragraph-rsid="000d72a3"/>
    </style:style>
    <style:style style:name="P34" style:family="paragraph" style:parent-style-name="Text_20_body" style:list-style-name="L4">
      <style:text-properties officeooo:rsid="000d72a3" officeooo:paragraph-rsid="000ebed1"/>
    </style:style>
    <style:style style:name="P35" style:family="paragraph" style:parent-style-name="Text_20_body" style:list-style-name="L4">
      <style:text-properties officeooo:rsid="000d72a3" officeooo:paragraph-rsid="0018231b"/>
    </style:style>
    <style:style style:name="P36" style:family="paragraph" style:parent-style-name="Text_20_body" style:list-style-name="L8">
      <style:text-properties officeooo:rsid="000d72a3" officeooo:paragraph-rsid="00266db2"/>
    </style:style>
    <style:style style:name="P37" style:family="paragraph" style:parent-style-name="Text_20_body" style:list-style-name="L4">
      <style:text-properties style:font-name="Cantarell" officeooo:rsid="000d72a3" officeooo:paragraph-rsid="000d72a3"/>
    </style:style>
    <style:style style:name="P38" style:family="paragraph" style:parent-style-name="Text_20_body" style:list-style-name="L6">
      <style:text-properties style:font-name="Cantarell" officeooo:rsid="00151166" officeooo:paragraph-rsid="00324449"/>
    </style:style>
    <style:style style:name="P39" style:family="paragraph" style:parent-style-name="Text_20_body" style:list-style-name="L6">
      <style:text-properties style:font-name="Cantarell" officeooo:rsid="00151166" officeooo:paragraph-rsid="0035caac"/>
    </style:style>
    <style:style style:name="P40" style:family="paragraph" style:parent-style-name="Text_20_body" style:list-style-name="L7">
      <style:text-properties style:font-name="Cantarell" officeooo:rsid="0013c966" officeooo:paragraph-rsid="0013c966"/>
    </style:style>
    <style:style style:name="P41" style:family="paragraph" style:parent-style-name="Text_20_body" style:list-style-name="L10">
      <style:text-properties style:font-name="Cantarell" officeooo:paragraph-rsid="000a5c62"/>
    </style:style>
    <style:style style:name="P42" style:family="paragraph" style:parent-style-name="Text_20_body" style:list-style-name="L12">
      <style:text-properties style:font-name="Cantarell" officeooo:paragraph-rsid="00099e64"/>
    </style:style>
    <style:style style:name="P43" style:family="paragraph" style:parent-style-name="Text_20_body" style:list-style-name="L13">
      <style:text-properties style:font-name="Cantarell" officeooo:rsid="002e7859" officeooo:paragraph-rsid="003088f1"/>
    </style:style>
    <style:style style:name="P44" style:family="paragraph" style:parent-style-name="Text_20_body" style:list-style-name="L14">
      <style:text-properties style:font-name="Cantarell" officeooo:rsid="0040ad74" officeooo:paragraph-rsid="0040ad74"/>
    </style:style>
    <style:style style:name="P45" style:family="paragraph" style:parent-style-name="Text_20_body" style:list-style-name="L14">
      <style:text-properties style:font-name="Cantarell" officeooo:rsid="0041ea6d" officeooo:paragraph-rsid="0041ea6d"/>
    </style:style>
    <style:style style:name="P46" style:family="paragraph" style:parent-style-name="Text_20_body" style:list-style-name="L15">
      <style:text-properties style:font-name="Cantarell" officeooo:rsid="0045d757" officeooo:paragraph-rsid="0045d757"/>
    </style:style>
    <style:style style:name="P47" style:family="paragraph" style:parent-style-name="Text_20_body" style:list-style-name="L16">
      <style:text-properties style:font-name="Cantarell" officeooo:rsid="0047aaae" officeooo:paragraph-rsid="0047aaae"/>
    </style:style>
    <style:style style:name="P48" style:family="paragraph" style:parent-style-name="Text_20_body" style:list-style-name="L19">
      <style:text-properties style:font-name="Cantarell" officeooo:rsid="0049ef2f" officeooo:paragraph-rsid="0049ef2f"/>
    </style:style>
    <style:style style:name="P49" style:family="paragraph" style:parent-style-name="Text_20_body" style:list-style-name="L25">
      <style:text-properties style:font-name="Cantarell" officeooo:rsid="006ec467" officeooo:paragraph-rsid="00733657"/>
    </style:style>
    <style:style style:name="P50" style:family="paragraph" style:parent-style-name="Text_20_body" style:list-style-name="L25">
      <style:text-properties style:font-name="Cantarell" officeooo:rsid="006ec467" officeooo:paragraph-rsid="007172a3"/>
    </style:style>
    <style:style style:name="P51" style:family="paragraph" style:parent-style-name="Text_20_body">
      <style:text-properties style:font-name="Cantarell" fo:font-weight="bold" officeooo:rsid="007075a3" officeooo:paragraph-rsid="0082b1ec" style:font-weight-asian="bold" style:font-weight-complex="bold"/>
    </style:style>
    <style:style style:name="P52" style:family="paragraph" style:parent-style-name="Text_20_body">
      <style:text-properties style:font-name="Cantarell" officeooo:paragraph-rsid="0082b1ec"/>
    </style:style>
    <style:style style:name="P53" style:family="paragraph" style:parent-style-name="Text_20_body">
      <style:text-properties style:font-name="Cantarell" officeooo:rsid="0083e5ad" officeooo:paragraph-rsid="0083e5ad"/>
    </style:style>
    <style:style style:name="P54" style:family="paragraph" style:parent-style-name="Text_20_body" style:list-style-name="L28">
      <style:text-properties style:font-name="Cantarell" officeooo:rsid="0083e5ad" officeooo:paragraph-rsid="0083e5ad"/>
    </style:style>
    <style:style style:name="P55" style:family="paragraph" style:parent-style-name="Text_20_body" style:list-style-name="L19">
      <style:text-properties style:font-name="Cantarell" officeooo:rsid="008727b0" officeooo:paragraph-rsid="008727b0"/>
    </style:style>
    <style:style style:name="P56" style:family="paragraph" style:parent-style-name="Text_20_body" style:list-style-name="L5">
      <style:text-properties officeooo:rsid="00151166" officeooo:paragraph-rsid="00216167"/>
    </style:style>
    <style:style style:name="P57" style:family="paragraph" style:parent-style-name="Text_20_body" style:list-style-name="L6">
      <style:text-properties officeooo:rsid="00151166" officeooo:paragraph-rsid="001bda02"/>
    </style:style>
    <style:style style:name="P58" style:family="paragraph" style:parent-style-name="Text_20_body" style:list-style-name="L4">
      <style:text-properties officeooo:rsid="00112324" officeooo:paragraph-rsid="0078b3a8"/>
    </style:style>
    <style:style style:name="P59" style:family="paragraph" style:parent-style-name="Text_20_body" style:list-style-name="L4">
      <style:text-properties officeooo:rsid="00112324" officeooo:paragraph-rsid="0078d9af"/>
    </style:style>
    <style:style style:name="P60" style:family="paragraph" style:parent-style-name="Text_20_body" style:list-style-name="L7">
      <style:text-properties officeooo:rsid="0013c966" officeooo:paragraph-rsid="0013c966"/>
    </style:style>
    <style:style style:name="P61" style:family="paragraph" style:parent-style-name="Text_20_body" style:list-style-name="L7">
      <style:text-properties officeooo:rsid="0013c966" officeooo:paragraph-rsid="001dd557"/>
    </style:style>
    <style:style style:name="P62" style:family="paragraph" style:parent-style-name="Text_20_body" style:list-style-name="L9">
      <style:text-properties officeooo:paragraph-rsid="000ab2fd"/>
    </style:style>
    <style:style style:name="P63" style:family="paragraph" style:parent-style-name="Text_20_body" style:list-style-name="L11"/>
    <style:style style:name="P64" style:family="paragraph" style:parent-style-name="Text_20_body" style:list-style-name="L17">
      <style:text-properties officeooo:paragraph-rsid="0076f6b7"/>
    </style:style>
    <style:style style:name="P65" style:family="paragraph" style:parent-style-name="Text_20_body" style:list-style-name="L17">
      <style:text-properties officeooo:rsid="0076f6b7" officeooo:paragraph-rsid="0076f6b7"/>
    </style:style>
    <style:style style:name="P66" style:family="paragraph" style:parent-style-name="Text_20_body" style:list-style-name="L18">
      <style:text-properties officeooo:rsid="004843c0" officeooo:paragraph-rsid="004843c0"/>
    </style:style>
    <style:style style:name="P67" style:family="paragraph" style:parent-style-name="Text_20_body" style:list-style-name="L19">
      <style:text-properties officeooo:rsid="0049ef2f" officeooo:paragraph-rsid="0049ef2f"/>
    </style:style>
    <style:style style:name="P68" style:family="paragraph" style:parent-style-name="Text_20_body" style:list-style-name="L20"/>
    <style:style style:name="P69" style:family="paragraph" style:parent-style-name="Text_20_body" style:list-style-name="L21">
      <style:text-properties officeooo:rsid="005e53cb" officeooo:paragraph-rsid="005e53cb"/>
    </style:style>
    <style:style style:name="P70" style:family="paragraph" style:parent-style-name="Text_20_body" style:list-style-name="L22">
      <style:text-properties officeooo:paragraph-rsid="0053175d"/>
    </style:style>
    <style:style style:name="P71" style:family="paragraph" style:parent-style-name="Text_20_body" style:list-style-name="L22">
      <style:text-properties officeooo:rsid="004d15f7" officeooo:paragraph-rsid="004d15f7"/>
    </style:style>
    <style:style style:name="P72" style:family="paragraph" style:parent-style-name="Text_20_body" style:list-style-name="L22">
      <style:text-properties officeooo:rsid="004d6ae5" officeooo:paragraph-rsid="004d6ae5"/>
    </style:style>
    <style:style style:name="P73" style:family="paragraph" style:parent-style-name="Text_20_body" style:list-style-name="L24">
      <style:text-properties officeooo:rsid="004d6ae5" officeooo:paragraph-rsid="006a54c9"/>
    </style:style>
    <style:style style:name="P74" style:family="paragraph" style:parent-style-name="Text_20_body" style:list-style-name="L22">
      <style:text-properties officeooo:rsid="004e54c1" officeooo:paragraph-rsid="004e54c1"/>
    </style:style>
    <style:style style:name="P75" style:family="paragraph" style:parent-style-name="Text_20_body" style:list-style-name="L22">
      <style:text-properties officeooo:rsid="004e54c1" officeooo:paragraph-rsid="004e9526"/>
    </style:style>
    <style:style style:name="P76" style:family="paragraph" style:parent-style-name="Text_20_body" style:list-style-name="L22">
      <style:text-properties officeooo:rsid="00543e4d" officeooo:paragraph-rsid="00543e4d"/>
    </style:style>
    <style:style style:name="P77" style:family="paragraph" style:parent-style-name="Text_20_body" style:list-style-name="L23">
      <style:text-properties officeooo:rsid="0059a58e" officeooo:paragraph-rsid="0059a58e"/>
    </style:style>
    <style:style style:name="P78" style:family="paragraph" style:parent-style-name="Text_20_body" style:list-style-name="L23">
      <style:text-properties officeooo:rsid="005bff01" officeooo:paragraph-rsid="005c570d"/>
    </style:style>
    <style:style style:name="P79" style:family="paragraph" style:parent-style-name="Text_20_body" style:list-style-name="L24">
      <style:text-properties officeooo:rsid="006007b3" officeooo:paragraph-rsid="006007b3"/>
    </style:style>
    <style:style style:name="P80" style:family="paragraph" style:parent-style-name="Text_20_body" style:list-style-name="L24">
      <style:text-properties officeooo:rsid="0060601f" officeooo:paragraph-rsid="006122d3"/>
    </style:style>
    <style:style style:name="P81" style:family="paragraph" style:parent-style-name="Text_20_body" style:list-style-name="L25">
      <style:text-properties officeooo:rsid="006ec467" officeooo:paragraph-rsid="006ec467"/>
    </style:style>
    <style:style style:name="P82" style:family="paragraph" style:parent-style-name="Text_20_body" style:list-style-name="L26">
      <style:text-properties officeooo:rsid="00791077" officeooo:paragraph-rsid="0080b489"/>
    </style:style>
    <style:style style:name="P83" style:family="paragraph" style:parent-style-name="Text_20_body" style:list-style-name="L26">
      <style:text-properties officeooo:rsid="00791077" officeooo:paragraph-rsid="00791077"/>
    </style:style>
    <style:style style:name="P84" style:family="paragraph" style:parent-style-name="Text_20_body" style:list-style-name="L26">
      <style:text-properties officeooo:rsid="007c9e05" officeooo:paragraph-rsid="007c9e05"/>
    </style:style>
    <style:style style:name="P85" style:family="paragraph" style:parent-style-name="Text_20_body" style:list-style-name="L27">
      <style:text-properties officeooo:rsid="007e047a" officeooo:paragraph-rsid="007e047a"/>
    </style:style>
    <style:style style:name="P86" style:family="paragraph" style:parent-style-name="Text_20_body">
      <style:text-properties officeooo:paragraph-rsid="0082b1ec"/>
    </style:style>
    <style:style style:name="T1" style:family="text">
      <style:text-properties style:font-name="Cantarell"/>
    </style:style>
    <style:style style:name="T2" style:family="text">
      <style:text-properties style:font-name="Cantarell" officeooo:rsid="000ab2fd"/>
    </style:style>
    <style:style style:name="T3" style:family="text">
      <style:text-properties style:font-name="Cantarell" officeooo:rsid="000bb384"/>
    </style:style>
    <style:style style:name="T4" style:family="text">
      <style:text-properties style:font-name="Cantarell" officeooo:rsid="003c992a"/>
    </style:style>
    <style:style style:name="T5" style:family="text">
      <style:text-properties style:font-name="Cantarell" officeooo:rsid="000ebed1"/>
    </style:style>
    <style:style style:name="T6" style:family="text">
      <style:text-properties style:font-name="Cantarell" officeooo:rsid="000ed815"/>
    </style:style>
    <style:style style:name="T7" style:family="text">
      <style:text-properties style:font-name="Cantarell" officeooo:rsid="000f58a6"/>
    </style:style>
    <style:style style:name="T8" style:family="text">
      <style:text-properties style:font-name="Cantarell" officeooo:rsid="00112324"/>
    </style:style>
    <style:style style:name="T9" style:family="text">
      <style:text-properties style:font-name="Cantarell" officeooo:rsid="000d72a3"/>
    </style:style>
    <style:style style:name="T10" style:family="text">
      <style:text-properties style:font-name="Cantarell" officeooo:rsid="001279c7"/>
    </style:style>
    <style:style style:name="T11" style:family="text">
      <style:text-properties style:font-name="Cantarell" officeooo:rsid="0013c966"/>
    </style:style>
    <style:style style:name="T12" style:family="text">
      <style:text-properties style:font-name="Cantarell" officeooo:rsid="00151166"/>
    </style:style>
    <style:style style:name="T13" style:family="text">
      <style:text-properties style:font-name="Cantarell" officeooo:rsid="0017dcc5"/>
    </style:style>
    <style:style style:name="T14" style:family="text">
      <style:text-properties style:font-name="Cantarell" officeooo:rsid="0018231b"/>
    </style:style>
    <style:style style:name="T15" style:family="text">
      <style:text-properties style:font-name="Cantarell" officeooo:rsid="00193754"/>
    </style:style>
    <style:style style:name="T16" style:family="text">
      <style:text-properties style:font-name="Cantarell" officeooo:rsid="001974f6"/>
    </style:style>
    <style:style style:name="T17" style:family="text">
      <style:text-properties style:font-name="Cantarell" officeooo:rsid="001bda02"/>
    </style:style>
    <style:style style:name="T18" style:family="text">
      <style:text-properties style:font-name="Cantarell" officeooo:rsid="001c6760"/>
    </style:style>
    <style:style style:name="T19" style:family="text">
      <style:text-properties style:font-name="Cantarell" officeooo:rsid="001d7f55"/>
    </style:style>
    <style:style style:name="T20" style:family="text">
      <style:text-properties style:font-name="Cantarell" officeooo:rsid="00216167"/>
    </style:style>
    <style:style style:name="T21" style:family="text">
      <style:text-properties style:font-name="Cantarell" officeooo:rsid="002475de"/>
    </style:style>
    <style:style style:name="T22" style:family="text">
      <style:text-properties style:font-name="Cantarell" officeooo:rsid="0025413c"/>
    </style:style>
    <style:style style:name="T23" style:family="text">
      <style:text-properties style:font-name="Cantarell" officeooo:rsid="00266db2"/>
    </style:style>
    <style:style style:name="T24" style:family="text">
      <style:text-properties style:font-name="Cantarell" officeooo:rsid="0027b96a"/>
    </style:style>
    <style:style style:name="T25" style:family="text">
      <style:text-properties style:font-name="Cantarell" officeooo:rsid="0029443d"/>
    </style:style>
    <style:style style:name="T26" style:family="text">
      <style:text-properties style:font-name="Cantarell" officeooo:rsid="002b290c"/>
    </style:style>
    <style:style style:name="T27" style:family="text">
      <style:text-properties style:font-name="Cantarell" officeooo:rsid="00324449"/>
    </style:style>
    <style:style style:name="T28" style:family="text">
      <style:text-properties style:font-name="Cantarell" officeooo:rsid="003616a9"/>
    </style:style>
    <style:style style:name="T29" style:family="text">
      <style:text-properties style:font-name="Cantarell" officeooo:rsid="0038a7f3"/>
    </style:style>
    <style:style style:name="T30" style:family="text">
      <style:text-properties style:font-name="Cantarell" officeooo:rsid="003a8255"/>
    </style:style>
    <style:style style:name="T31" style:family="text">
      <style:text-properties style:font-name="Cantarell" officeooo:rsid="003a8602"/>
    </style:style>
    <style:style style:name="T32" style:family="text">
      <style:text-properties style:font-name="Cantarell" officeooo:rsid="003b3c7d"/>
    </style:style>
    <style:style style:name="T33" style:family="text">
      <style:text-properties style:font-name="Cantarell" officeooo:rsid="00480c8d"/>
    </style:style>
    <style:style style:name="T34" style:family="text">
      <style:text-properties style:font-name="Cantarell" officeooo:rsid="0047aaae"/>
    </style:style>
    <style:style style:name="T35" style:family="text">
      <style:text-properties style:font-name="Cantarell" officeooo:rsid="0049ef2f"/>
    </style:style>
    <style:style style:name="T36" style:family="text">
      <style:text-properties style:font-name="Cantarell" officeooo:rsid="004b46eb"/>
    </style:style>
    <style:style style:name="T37" style:family="text">
      <style:text-properties style:font-name="Cantarell" officeooo:rsid="004d6ae5"/>
    </style:style>
    <style:style style:name="T38" style:family="text">
      <style:text-properties style:font-name="Cantarell" officeooo:rsid="004e9526"/>
    </style:style>
    <style:style style:name="T39" style:family="text">
      <style:text-properties style:font-name="Cantarell" officeooo:rsid="004e54c1"/>
    </style:style>
    <style:style style:name="T40" style:family="text">
      <style:text-properties style:font-name="Cantarell" officeooo:rsid="0050417f"/>
    </style:style>
    <style:style style:name="T41" style:family="text">
      <style:text-properties style:font-name="Cantarell" officeooo:rsid="0051387c"/>
    </style:style>
    <style:style style:name="T42" style:family="text">
      <style:text-properties style:font-name="Cantarell" officeooo:rsid="00543e4d"/>
    </style:style>
    <style:style style:name="T43" style:family="text">
      <style:text-properties style:font-name="Cantarell" officeooo:rsid="005577ee"/>
    </style:style>
    <style:style style:name="T44" style:family="text">
      <style:text-properties style:font-name="Cantarell" officeooo:rsid="00562842"/>
    </style:style>
    <style:style style:name="T45" style:family="text">
      <style:text-properties style:font-name="Cantarell" officeooo:rsid="0059a58e"/>
    </style:style>
    <style:style style:name="T46" style:family="text">
      <style:text-properties style:font-name="Cantarell" officeooo:rsid="005bff01"/>
    </style:style>
    <style:style style:name="T47" style:family="text">
      <style:text-properties style:font-name="Cantarell" officeooo:rsid="006007b3"/>
    </style:style>
    <style:style style:name="T48" style:family="text">
      <style:text-properties style:font-name="Cantarell" officeooo:rsid="006122d3"/>
    </style:style>
    <style:style style:name="T49" style:family="text">
      <style:text-properties style:font-name="Cantarell" officeooo:rsid="0063a78d"/>
    </style:style>
    <style:style style:name="T50" style:family="text">
      <style:text-properties style:font-name="Cantarell" officeooo:rsid="00687243"/>
    </style:style>
    <style:style style:name="T51" style:family="text">
      <style:text-properties style:font-name="Cantarell" officeooo:rsid="006a54c9"/>
    </style:style>
    <style:style style:name="T52" style:family="text">
      <style:text-properties style:font-name="Cantarell" officeooo:rsid="007172a3"/>
    </style:style>
    <style:style style:name="T53" style:family="text">
      <style:text-properties style:font-name="Cantarell" officeooo:rsid="006fcea5"/>
    </style:style>
    <style:style style:name="T54" style:family="text">
      <style:text-properties style:font-name="Cantarell" officeooo:rsid="0078d9af"/>
    </style:style>
    <style:style style:name="T55" style:family="text">
      <style:text-properties style:font-name="Cantarell" officeooo:rsid="007c9e05"/>
    </style:style>
    <style:style style:name="T56" style:family="text">
      <style:text-properties style:font-name="Cantarell" fo:font-size="14pt" fo:font-weight="bold" officeooo:rsid="0082b1ec" style:font-size-asian="14pt" style:font-weight-asian="bold" style:font-size-complex="14pt" style:font-weight-complex="bold"/>
    </style:style>
    <style:style style:name="T57" style:family="text">
      <style:text-properties style:font-name="Cantarell" fo:font-size="14pt" fo:font-weight="bold" officeooo:rsid="007075a3" style:font-size-asian="14pt" style:font-weight-asian="bold" style:font-size-complex="14pt" style:font-weight-complex="bold"/>
    </style:style>
    <style:style style:name="T58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ab2fd" style:font-style-asian="normal" style:font-weight-asian="normal" style:font-style-complex="normal" style:font-weight-complex="normal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style:font-name="Cantarell" fo:font-style="normal" fo:text-shadow="none" style:text-underline-style="none" fo:font-weight="normal" officeooo:rsid="000ab2fd" style:font-style-asian="normal" style:font-weight-asian="normal" style:font-style-complex="normal" style:font-weight-complex="normal" style:text-overline-style="none" style:text-overline-color="font-color"/>
    </style:style>
    <style:style style:name="T61" style:family="text">
      <style:text-properties officeooo:rsid="000ab2fd"/>
    </style:style>
    <style:style style:name="T62" style:family="text">
      <style:text-properties officeooo:rsid="000d72a3"/>
    </style:style>
    <style:style style:name="T63" style:family="text">
      <style:text-properties officeooo:rsid="000ebed1"/>
    </style:style>
    <style:style style:name="T64" style:family="text">
      <style:text-properties officeooo:rsid="00151166"/>
    </style:style>
    <style:style style:name="T65" style:family="text">
      <style:text-properties officeooo:rsid="002f043e"/>
    </style:style>
    <style:style style:name="T66" style:family="text">
      <style:text-properties officeooo:rsid="0041ea6d"/>
    </style:style>
    <style:style style:name="T67" style:family="text">
      <style:text-properties officeooo:rsid="0042394e"/>
    </style:style>
    <style:style style:name="T68" style:family="text">
      <style:text-properties officeooo:rsid="0047aaae"/>
    </style:style>
    <style:style style:name="T69" style:family="text">
      <style:text-properties style:text-position="sub 58%" style:font-name="Cantarell"/>
    </style:style>
    <style:style style:name="T70" style:family="text">
      <style:text-properties style:text-position="sub 58%" style:font-name="Cantarell" officeooo:rsid="00480c8d"/>
    </style:style>
    <style:style style:name="T71" style:family="text">
      <style:text-properties style:text-position="sub 58%" officeooo:rsid="0076f6b7"/>
    </style:style>
    <style:style style:name="T72" style:family="text">
      <style:text-properties style:text-position="0% 100%"/>
    </style:style>
    <style:style style:name="T73" style:family="text">
      <style:text-properties style:text-position="0% 100%" style:font-name="Cantarell" officeooo:rsid="00480c8d"/>
    </style:style>
    <style:style style:name="T74" style:family="text">
      <style:text-properties style:text-position="0% 100%" style:font-name="Cantarell" officeooo:rsid="0076f6b7"/>
    </style:style>
    <style:style style:name="T75" style:family="text">
      <style:text-properties style:text-position="0% 100%" officeooo:rsid="005d36ec"/>
    </style:style>
    <style:style style:name="T76" style:family="text">
      <style:text-properties officeooo:rsid="00687243"/>
    </style:style>
    <style:style style:name="T77" style:family="text">
      <style:text-properties officeooo:rsid="006fcea5"/>
    </style:style>
    <style:style style:name="T78" style:family="text">
      <style:text-properties officeooo:rsid="007019b9"/>
    </style:style>
    <style:style style:name="T79" style:family="text">
      <style:text-properties officeooo:rsid="007172a3"/>
    </style:style>
    <style:style style:name="T80" style:family="text">
      <style:text-properties officeooo:rsid="00733657"/>
    </style:style>
    <style:style style:name="T81" style:family="text">
      <style:text-properties officeooo:rsid="0076f6b7"/>
    </style:style>
    <style:style style:name="T82" style:family="text">
      <style:text-properties officeooo:rsid="00791077"/>
    </style:style>
    <style:style style:name="T83" style:family="text">
      <style:text-properties officeooo:rsid="007a14da"/>
    </style:style>
    <style:style style:name="T84" style:family="text">
      <style:text-properties officeooo:rsid="007e047a"/>
    </style:style>
    <style:style style:name="T85" style:family="text">
      <style:text-properties officeooo:rsid="0080b489"/>
    </style:style>
    <style:style style:name="T86" style:family="text">
      <style:text-properties officeooo:rsid="0082b1ec"/>
    </style:style>
    <style:style style:name="T87" style:family="text">
      <style:text-properties officeooo:rsid="0085dd6e"/>
    </style:style>
    <style:style style:name="T88" style:family="text">
      <style:text-properties officeooo:rsid="008727b0"/>
    </style:style>
    <style:style style:name="T89" style:family="text">
      <style:text-properties officeooo:rsid="0049ef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text:span text:style-name="T57">Star to </text:span><text:span text:style-name="T56">Sky</text:span><text:span text:style-name="T57"> Folk Language</text:span></text:p>
      <text:p text:style-name="P51">Phonetic and Phonological Changes</text:p>
      <text:p text:style-name="P52"/>
      <text:p text:style-name="Text_20_body">Ejective stops become tenuis:</text:p>
      <text:list xml:id="list966082279" text:style-name="L1">
        <text:list-item>
          <text:p text:style-name="P29">/pʼ/ &gt; /p/ = [p˭]</text:p>
        </text:list-item>
        <text:list-item>
          <text:p text:style-name="P29">/tʼ/ &gt; /t/ = [t˭]</text:p>
        </text:list-item>
        <text:list-item>
          <text:p text:style-name="P29">/cʼ/ &gt; /c/ = [c˭]</text:p>
        </text:list-item>
        <text:list-item>
          <text:p text:style-name="P29">/kʼ/ &gt; /k/ = [k˭]</text:p>
        </text:list-item>
        <text:list-item>
          <text:p text:style-name="P29">/kʷʼ/ &gt; /kʷ/ = [kʷ˭]</text:p>
        </text:list-item>
      </text:list>
      <text:p text:style-name="Text_20_body">Palatal and labiovelar nasals become nasal approximants:</text:p>
      <text:list xml:id="list680897061" text:style-name="L2">
        <text:list-item>
          <text:p text:style-name="P30">/ŋʷ/ &gt; /w̃/</text:p>
        </text:list-item>
        <text:list-item>
          <text:p text:style-name="P30">/ɲ/ &gt; /j̃/</text:p>
        </text:list-item>
      </text:list>
      <text:p text:style-name="Text_20_body">Labiovelar obstruents become a sequence of a velar followed by a labiovelar approximant:</text:p>
      <text:list xml:id="list757908656" text:style-name="L3">
        <text:list-item>
          <text:p text:style-name="P31">/kʷ/ &gt; /kw/</text:p>
        </text:list-item>
        <text:list-item>
          <text:p text:style-name="P31">/gʷ/ &gt; /gw/</text:p>
        </text:list-item>
        <text:list-item>
          <text:p text:style-name="P31">/xʷ/ &gt; /xw/</text:p>
        </text:list-item>
        <text:list-item>
          <text:p text:style-name="P31">/xʷ/ &gt; /xw/</text:p>
        </text:list-item>
      </text:list>
      <text:p text:style-name="P10">High back vowel allophone<text:span text:style-name="T62">s</text:span> shifts into frontal vowel; <text:span text:style-name="T63">high front unrounded vowel becomes phonemic at this point</text:span>:</text:p>
      <text:list xml:id="list4223065095" text:style-name="L4">
        <text:list-item>
          <text:p text:style-name="P32">[u(<text:span text:style-name="T4">ː</text:span>)] &gt; [y(<text:span text:style-name="T4">ː</text:span><text:span text:style-name="T1">)]</text:span></text:p>
        </text:list-item>
        <text:list-item>
          <text:p text:style-name="P33"><text:span text:style-name="T1">[ɯ] &gt; /i</text:span><text:span text:style-name="T5">/</text:span></text:p>
        </text:list-item>
        <text:list-item>
          <text:p text:style-name="P37">[ɯə̯] &gt; [ɯ.ə] &gt; /i.ə/</text:p>
        </text:list-item>
      </text:list>
      <text:p text:style-name="P15"><text:span text:style-name="T20">Because of the </text:span><text:span text:style-name="T29">previous</text:span><text:span text:style-name="T20"> change</text:span><text:span text:style-name="T29">s</text:span><text:span text:style-name="T20">, short high vowels split into unrounded and rounded:</text:span></text:p>
      <text:list xml:id="list3900887624" text:style-name="L5">
        <text:list-item>
          <text:p text:style-name="P56"><text:span text:style-name="T1">/</text:span><text:span text:style-name="T20">i/ &gt; </text:span><text:span text:style-name="T1">/i, y/</text:span></text:p>
        </text:list-item>
      </text:list>
      <text:p text:style-name="P12"><text:span text:style-name="T14">L</text:span><text:span text:style-name="T7">abiovelar </text:span><text:span text:style-name="T8">and palatal approximant combine into a </text:span><text:span text:style-name="T10">new </text:span><text:span text:style-name="T8">labialized palatal approximant</text:span><text:span text:style-name="T6">:</text:span></text:p>
      <text:list xml:id="list162723658476093" text:continue-list="list4223065095" text:style-name="L4">
        <text:list-item>
          <text:p text:style-name="P58"><text:span text:style-name="T6">/</text:span><text:span text:style-name="T1">jw, wj/ &gt; /</text:span><text:span text:style-name="T9">ɥ</text:span><text:span text:style-name="T53">ː</text:span><text:span text:style-name="T1">/</text:span></text:p>
        </text:list-item>
        <text:list-item>
          <text:p text:style-name="P59"><text:span text:style-name="T1">/j̃w̃, w̃j̃, j̃</text:span><text:span text:style-name="T14">w, w</text:span><text:span text:style-name="T1">j̃, </text:span><text:span text:style-name="T14">j</text:span><text:span text:style-name="T1">w̃, w̃</text:span><text:span text:style-name="T14">j</text:span><text:span text:style-name="T1">/ </text:span><text:span text:style-name="T13">&gt; /ɥ̃</text:span><text:span text:style-name="T53">ː</text:span><text:span text:style-name="T13">/</text:span><text:span text:style-name="T54"> &gt; </text:span><text:span text:style-name="T13">/ɥ̃/</text:span></text:p>
        </text:list-item>
      </text:list>
      <text:p text:style-name="P17"><text:span text:style-name="T13">V</text:span><text:span text:style-name="T27">owel system split into front unrounded and rounded vowels, with </text:span><text:span text:style-name="T30">non-front</text:span><text:span text:style-name="T27"> </text:span><text:span text:style-name="T30">unrounded</text:span><text:span text:style-name="T27"> </text:span><text:span text:style-name="T32">allophones being either allophone of front unrounded vowels or rounded vowels</text:span><text:span text:style-name="T27">:</text:span></text:p>
      <text:list xml:id="list3360229637" text:style-name="L6">
        <text:list-item>
          <text:p text:style-name="P38">/a(ː)/ &gt; /a(ː), ɒ(ː)/</text:p>
        </text:list-item>
        <text:list-item>
          <text:p text:style-name="P38"><text:soft-page-break/>/e(ː)/ &gt; /e(ː), o(ː)/</text:p>
        </text:list-item>
        <text:list-item>
          <text:p text:style-name="P39">/iː/ &gt; /iː, yː/</text:p>
        </text:list-item>
      </text:list>
      <text:p text:style-name="P11"><text:span text:style-name="T14">L</text:span><text:span text:style-name="T7">abiovelar </text:span><text:span text:style-name="T11">approximant</text:span><text:span text:style-name="T7"> shifts into p</text:span><text:span text:style-name="T1">receding </text:span><text:span text:style-name="T6">high front </text:span><text:span text:style-name="T7">unrounded</text:span><text:span text:style-name="T6"> vowel allophone:</text:span></text:p>
      <text:list xml:id="list162722932606265" text:continue-list="list162723658476093" text:style-name="L4">
        <text:list-item>
          <text:p text:style-name="P34"><text:span text:style-name="T1">/w/ &gt; </text:span><text:span text:style-name="T8">/</text:span><text:span text:style-name="T1">ɥ</text:span><text:span text:style-name="T8">/</text:span></text:p>
        </text:list-item>
        <text:list-item>
          <text:p text:style-name="P35"><text:span text:style-name="T8">/w̃/ </text:span><text:span text:style-name="T14">&gt; /</text:span><text:span text:style-name="T13">ɥ̃/</text:span></text:p>
        </text:list-item>
      </text:list>
      <text:p text:style-name="P13"><text:span text:style-name="T16">Oral l</text:span><text:span text:style-name="T1">abiovelar approximant before a vowel goes through metathesis; let V be any vowel, </text:span><text:span text:style-name="T18">possibly producing a new high back rounded vowel</text:span><text:span text:style-name="T1">:</text:span></text:p>
      <text:list xml:id="list3690617545" text:style-name="L7">
        <text:list-item>
          <text:p text:style-name="P40">/wV/ &gt; /Vw/</text:p>
        </text:list-item>
        <text:list-item>
          <text:p text:style-name="P60"><text:span text:style-name="T1">/wVw/ &gt; </text:span><text:span text:style-name="T12">/</text:span><text:span text:style-name="T1">Vwu</text:span><text:span text:style-name="T12">/</text:span></text:p>
        </text:list-item>
        <text:list-item>
          <text:p text:style-name="P60"><text:span text:style-name="T1">/wV</text:span><text:span text:style-name="T9">ɥ/ </text:span><text:span text:style-name="T1">&gt; </text:span><text:span text:style-name="T15">/</text:span><text:span text:style-name="T1">Vwy</text:span><text:span text:style-name="T15">/</text:span></text:p>
        </text:list-item>
        <text:list-item>
          <text:p text:style-name="P61"><text:span text:style-name="T15">/wV</text:span><text:span text:style-name="T9">ɥ</text:span><text:span text:style-name="T19">y(</text:span><text:span text:style-name="T12">ː</text:span><text:span text:style-name="T19">)</text:span><text:span text:style-name="T9">/ </text:span><text:span text:style-name="T15">&gt; /Vwy</text:span><text:span text:style-name="T12">ː </text:span><text:span text:style-name="T15">/</text:span></text:p>
        </text:list-item>
      </text:list>
      <text:p text:style-name="P14"><text:span text:style-name="T1">Due to previous change, </text:span><text:span text:style-name="T31">non-front unrounded vowel allophones can only be allophones of front vowels;</text:span><text:span text:style-name="T1"> </text:span><text:span text:style-name="T28">short </text:span><text:span text:style-name="T22">high rounded vowels split further into </text:span><text:span text:style-name="T26">back and front</text:span><text:span text:style-name="T1">:</text:span></text:p>
      <text:list xml:id="list162723737123371" text:continue-list="list3360229637" text:style-name="L6">
        <text:list-item>
          <text:p text:style-name="P57"><text:span text:style-name="T1">/</text:span><text:span text:style-name="T21">y/ &gt; </text:span><text:span text:style-name="T1">/y, </text:span><text:span text:style-name="T17">u</text:span><text:span text:style-name="T1">/</text:span></text:p>
        </text:list-item>
      </text:list>
      <text:p text:style-name="P9">Alveolar approximant shifts into an alveolar trill:</text:p>
      <text:list xml:id="list380204727" text:style-name="L9">
        <text:list-item>
          <text:p text:style-name="P62"><text:span text:style-name="T61">/</text:span><text:span text:style-name="T60">ɹ</text:span><text:span text:style-name="T61">/ &gt; /r/</text:span></text:p>
        </text:list-item>
      </text:list>
      <text:p text:style-name="P8"><text:span text:style-name="T1">Alveolar </text:span><text:span text:style-name="T2">trill </text:span><text:span text:style-name="T1">and </text:span><text:span text:style-name="T3">tenuis </text:span><text:span text:style-name="T1">alveolar </text:span><text:span text:style-name="T3">plosive</text:span><text:span text:style-name="T1"> combine into a new lateral alveolar approximant:</text:span></text:p>
      <text:list xml:id="list2356438901" text:style-name="L10">
        <text:list-item>
          <text:p text:style-name="P41">/<text:span text:style-name="T61">r</text:span><text:span text:style-name="T58">t, t</text:span><text:span text:style-name="T59">r</text:span><text:span text:style-name="T58">/ &gt; /l/</text:span></text:p>
        </text:list-item>
      </text:list>
      <text:p text:style-name="Text_20_body">Velar fricative shifts into uvular fricative:</text:p>
      <text:list xml:id="list1169379393" text:style-name="L11">
        <text:list-item>
          <text:p text:style-name="P63">/x/ &gt; /χ/</text:p>
        </text:list-item>
      </text:list>
      <text:p text:style-name="P1">Affrication of aspirated stops:</text:p>
      <text:list xml:id="list2595848718" text:style-name="L12">
        <text:list-item>
          <text:p text:style-name="P42">/pʰ/ &gt; /p͡ɸ/</text:p>
        </text:list-item>
        <text:list-item>
          <text:p text:style-name="P42">/tʰ/ &gt; /t͡s/</text:p>
        </text:list-item>
        <text:list-item>
          <text:p text:style-name="P42">/cʰ/ &gt; /c͡ç/</text:p>
        </text:list-item>
        <text:list-item>
          <text:p text:style-name="P42">/kʰ/ &gt; /k͡x/</text:p>
        </text:list-item>
      </text:list>
      <text:p text:style-name="P2">Velar affricate shifts into uvular <text:span text:style-name="T65">plosive</text:span>:</text:p>
      <text:list xml:id="list933680618" text:style-name="L13">
        <text:list-item>
          <text:p text:style-name="P43">/k͡x/ &gt; /q/</text:p>
        </text:list-item>
      </text:list>
      <text:p text:style-name="P53">Back rounded mid vowels shift into high back rounded vowel:</text:p>
      <text:list xml:id="list747566345" text:style-name="L28">
        <text:list-item>
          <text:p text:style-name="P54">/o<text:span text:style-name="T72">(</text:span><text:span text:style-name="T75">ː</text:span><text:span text:style-name="T72">)</text:span>/ &gt; /u(<text:span text:style-name="T75">ː</text:span><text:span text:style-name="T72">)</text:span>/</text:p>
        </text:list-item>
      </text:list>
      <text:p text:style-name="P3">Back unrounded allophones and back rounded vowels merge; <text:span text:style-name="T67">low vowels heightened</text:span>:</text:p>
      <text:list xml:id="list512785112" text:style-name="L14">
        <text:list-item>
          <text:p text:style-name="P44"><text:span text:style-name="T66">[ɤ̞] &gt; </text:span><text:span text:style-name="T87">[</text:span><text:span text:style-name="T66">o</text:span><text:span text:style-name="T87">]</text:span></text:p>
        </text:list-item>
        <text:list-item>
          <text:p text:style-name="P45"><text:soft-page-break/>[ɤ̞ə̯]<text:span text:style-name="T87"> &gt; [</text:span>o<text:span text:style-name="T64">ː</text:span><text:span text:style-name="T87">]</text:span></text:p>
        </text:list-item>
        <text:list-item>
          <text:p text:style-name="P45">[ɑ], /ɒ<text:span text:style-name="T64">ː</text:span>/ &gt; /ɒ(<text:span text:style-name="T64">ː</text:span>)/ &gt; /o<text:span text:style-name="T64">ː/</text:span></text:p>
        </text:list-item>
      </text:list>
      <text:p text:style-name="P4">Loss of vowels when they are short non-low central:</text:p>
      <text:list xml:id="list469219464" text:style-name="L15">
        <text:list-item>
          <text:p text:style-name="P46"><text:span text:style-name="T68">[</text:span>ə, ɨ<text:span text:style-name="T68">]</text:span> &gt; <text:span text:style-name="T68">[</text:span>∅<text:span text:style-name="T68">]</text:span></text:p>
        </text:list-item>
      </text:list>
      <text:p text:style-name="P5">Long non-low central vowel allophones are shortened:</text:p>
      <text:list xml:id="list786727970" text:style-name="L16">
        <text:list-item>
          <text:p text:style-name="P47">[əː] &gt; [ə]</text:p>
        </text:list-item>
        <text:list-item>
          <text:p text:style-name="P47">[ɨː] &gt; [ɨ]</text:p>
        </text:list-item>
      </text:list>
      <text:p text:style-name="P6">Double consonants due to the previous change are kept as geminated<text:span text:style-name="T81">, except for nasal approximants, let C</text:span><text:span text:style-name="T71">1</text:span><text:span text:style-name="T81"> be any consonant except nasal approximants, and C</text:span><text:span text:style-name="T71">2</text:span><text:span text:style-name="T81"> be a nasal approximant</text:span>:</text:p>
      <text:list xml:id="list1522161946" text:style-name="L17">
        <text:list-item>
          <text:p text:style-name="P64"><text:span text:style-name="T33">/C</text:span><text:span text:style-name="T70">1</text:span><text:span text:style-name="T73">C</text:span><text:span text:style-name="T70">1 </text:span><text:span text:style-name="T74">…</text:span><text:span text:style-name="T33">C</text:span><text:span text:style-name="T70">1</text:span><text:span text:style-name="T33">/ &gt; /C</text:span><text:span text:style-name="T70">1</text:span><text:span text:style-name="T34">ː/</text:span></text:p>
        </text:list-item>
        <text:list-item>
          <text:p text:style-name="P65"><text:span text:style-name="T34">/</text:span><text:span text:style-name="T1">C</text:span><text:span text:style-name="T69">2</text:span><text:span text:style-name="T1">C</text:span><text:span text:style-name="T69">2</text:span><text:span text:style-name="T1">…C</text:span><text:span text:style-name="T69">2</text:span><text:span text:style-name="T1">/ &gt; /C</text:span><text:span text:style-name="T69">2</text:span><text:span text:style-name="T1">/</text:span></text:p>
        </text:list-item>
      </text:list>
      <text:p text:style-name="P18"><text:span text:style-name="T34">C</text:span><text:span text:style-name="T1">onsonant clusters due to the previous change are simplified, but only them, giving precedence to plosives, fricatives, nasals, approximants, in this order:</text:span></text:p>
      <text:list xml:id="list574945544" text:style-name="L18">
        <text:list-item>
          <text:p text:style-name="P66"><text:span text:style-name="T1">/C</text:span><text:span text:style-name="T70">1</text:span><text:span text:style-name="T1">C</text:span><text:span text:style-name="T69">2</text:span><text:span text:style-name="T1">…C</text:span><text:span text:style-name="T69">3</text:span><text:span text:style-name="T1">/ &gt; /C</text:span><text:span text:style-name="T70">1</text:span><text:span text:style-name="T1">C</text:span><text:span text:style-name="T69">2</text:span><text:span text:style-name="T1">C</text:span><text:span text:style-name="T69">3</text:span><text:span text:style-name="T1">/</text:span></text:p>
        </text:list-item>
      </text:list>
      <text:p text:style-name="P7">Because of previous reduction, front vowels and central vowels split:</text:p>
      <text:list xml:id="list1638168540" text:style-name="L19">
        <text:list-item>
          <text:p text:style-name="P67"><text:span text:style-name="T1">/a(</text:span><text:span text:style-name="T34">ː</text:span><text:span text:style-name="T1">)/ &gt; /æ(</text:span><text:span text:style-name="T34">ː</text:span><text:span text:style-name="T1">), a(</text:span><text:span text:style-name="T34">ː</text:span><text:span text:style-name="T1">)/</text:span></text:p>
        </text:list-item>
        <text:list-item>
          <text:p text:style-name="P48">/e/ &gt; /e, ə<text:span text:style-name="T88">, o</text:span>/</text:p>
        </text:list-item>
        <text:list-item>
          <text:p text:style-name="P55">/e<text:span text:style-name="T68">ː</text:span>/ &gt; /e<text:span text:style-name="T68">ː</text:span>, o<text:span text:style-name="T68">ː</text:span>/</text:p>
        </text:list-item>
        <text:list-item>
          <text:p text:style-name="P67"><text:span text:style-name="T1">/i/ &gt; /i, <text:s/></text:span><text:span text:style-name="T34">ɨ/</text:span></text:p>
        </text:list-item>
      </text:list>
      <text:p text:style-name="P19"><text:span text:style-name="T34">L</text:span><text:span text:style-name="T43">ow front vowel shifts into </text:span><text:span text:style-name="T50">low</text:span><text:span text:style-name="T43"> </text:span><text:span text:style-name="T50">central </text:span><text:span text:style-name="T43">vowel:</text:span></text:p>
      <text:list xml:id="list4070168980" text:style-name="L20">
        <text:list-item>
          <text:p text:style-name="P68"><text:span text:style-name="T35">/æ</text:span>(ː)/ &gt; /<text:span text:style-name="T76">a</text:span>(ː)/</text:p>
        </text:list-item>
      </text:list>
      <text:p text:style-name="P28">Unstressed open syllables with long vowel shortens, if followed by a consonant the vowel and lengthens the following consonant, let V be any vowel and C any consonant:</text:p>
      <text:list xml:id="list145335256" text:style-name="L21">
        <text:list-item>
          <text:p text:style-name="P69">/VːC/ &gt; /VCː/</text:p>
        </text:list-item>
      </text:list>
      <text:p text:style-name="P20"><text:span text:style-name="T34">V</text:span><text:span text:style-name="T36">owels became nasalized </text:span><text:span text:style-name="T41">and </text:span><text:span text:style-name="T44">raised</text:span><text:span text:style-name="T41"> </text:span><text:span text:style-name="T36">when followed by a coda nasal consonant:</text:span></text:p>
      <text:list xml:id="list1767634667" text:style-name="L22">
        <text:list-item>
          <text:p text:style-name="P71"><text:span text:style-name="T1">/a(</text:span><text:span text:style-name="T34">ː</text:span><text:span text:style-name="T1">)/ &gt; </text:span><text:span text:style-name="T37">[ɜ̃</text:span><text:span text:style-name="T36">(</text:span><text:span text:style-name="T34">ː</text:span><text:span text:style-name="T36">)</text:span><text:span text:style-name="T37">]</text:span></text:p>
        </text:list-item>
        <text:list-item>
          <text:p text:style-name="P72"><text:span text:style-name="T1">/e</text:span><text:span text:style-name="T36">(</text:span><text:span text:style-name="T34">ː</text:span><text:span text:style-name="T36">)</text:span><text:span text:style-name="T1">/ &gt; [ẽ</text:span><text:span text:style-name="T36">(</text:span><text:span text:style-name="T34">ː</text:span><text:span text:style-name="T36">)</text:span><text:span text:style-name="T1">]</text:span></text:p>
        </text:list-item>
        <text:list-item>
          <text:p text:style-name="P72"><text:span text:style-name="T1">/i</text:span><text:span text:style-name="T36">(</text:span><text:span text:style-name="T34">ː</text:span><text:span text:style-name="T36">)</text:span><text:span text:style-name="T1">/ &gt; [ĩ</text:span><text:span text:style-name="T36">(</text:span><text:span text:style-name="T34">ː</text:span><text:span text:style-name="T36">)</text:span><text:span text:style-name="T1">]</text:span></text:p>
        </text:list-item>
        <text:list-item>
          <text:p text:style-name="P74"><text:span text:style-name="T1">/y</text:span><text:span text:style-name="T36">(</text:span><text:span text:style-name="T34">ː</text:span><text:span text:style-name="T36">)</text:span><text:span text:style-name="T1">/ &gt; [ỹ</text:span><text:span text:style-name="T36">(</text:span><text:span text:style-name="T34">ː</text:span><text:span text:style-name="T36">)</text:span><text:span text:style-name="T1">]</text:span></text:p>
        </text:list-item>
        <text:list-item>
          <text:p text:style-name="P70"><text:span text:style-name="T40">/ə/ &gt; </text:span><text:span text:style-name="T42">[</text:span><text:span text:style-name="T34">ɘ̃</text:span><text:span text:style-name="T42">]</text:span></text:p>
        </text:list-item>
        <text:list-item>
          <text:p text:style-name="P76"><text:soft-page-break/><text:span text:style-name="T40">/</text:span><text:span text:style-name="T34">ɨ</text:span><text:span text:style-name="T1">/ &gt; [ɨ̃]</text:span></text:p>
        </text:list-item>
        <text:list-item>
          <text:p text:style-name="P74"><text:span text:style-name="T1">/o(</text:span><text:span text:style-name="T34">ː</text:span><text:span text:style-name="T1">)/ &gt; [õ(</text:span><text:span text:style-name="T34">ː</text:span><text:span text:style-name="T1">)]</text:span></text:p>
        </text:list-item>
        <text:list-item>
          <text:p text:style-name="P75"><text:span text:style-name="T1">/</text:span><text:span text:style-name="T38">u</text:span><text:span text:style-name="T1">(</text:span><text:span text:style-name="T34">ː</text:span><text:span text:style-name="T1">)/ &gt; [</text:span><text:span text:style-name="T38">ũ</text:span><text:span text:style-name="T1">(</text:span><text:span text:style-name="T34">ː</text:span><text:span text:style-name="T1">)]</text:span></text:p>
        </text:list-item>
      </text:list>
      <text:p text:style-name="P21"><text:span text:style-name="T1">Nasal consonants </text:span><text:span text:style-name="T45">in coda position are </text:span><text:span text:style-name="T1">deleted; preceeding vowel lengthened</text:span><text:span text:style-name="T45">, let N be any nasal vowel</text:span><text:span text:style-name="T46"> in coda position</text:span><text:span text:style-name="T45"> and V any vowel:</text:span></text:p>
      <text:list xml:id="list2708284413" text:style-name="L23">
        <text:list-item>
          <text:p text:style-name="P77">[ṼN] &gt; /Ṽ<text:span text:style-name="T34">ː</text:span><text:span text:style-name="T1">/</text:span></text:p>
        </text:list-item>
        <text:list-item>
          <text:p text:style-name="P78"><text:span text:style-name="T1">[rN] &gt; /</text:span><text:span text:style-name="T34">ɘ̃ː</text:span><text:span text:style-name="T1">/</text:span></text:p>
        </text:list-item>
      </text:list>
      <text:p text:style-name="P22"><text:span text:style-name="T49">M</text:span><text:span text:style-name="T47">erge of nasal consonants:</text:span></text:p>
      <text:list xml:id="list4133937764" text:style-name="L24">
        <text:list-item>
          <text:p text:style-name="P73"><text:span text:style-name="T47">/</text:span><text:span text:style-name="T1">ẽ</text:span><text:span text:style-name="T34">ː</text:span><text:span text:style-name="T47">, </text:span><text:span text:style-name="T1">ĩ</text:span><text:span text:style-name="T34">ː</text:span><text:span text:style-name="T47">/ &gt; /</text:span><text:span text:style-name="T1">ẽ</text:span><text:span text:style-name="T34">ː</text:span><text:span text:style-name="T47">/</text:span><text:span text:style-name="T51"> = [</text:span><text:span text:style-name="T1">ẽj̃</text:span><text:span text:style-name="T51">]</text:span></text:p>
        </text:list-item>
        <text:list-item>
          <text:p text:style-name="P79"><text:span text:style-name="T1">/</text:span><text:span text:style-name="T34">ɘ̃ː</text:span><text:span text:style-name="T1">, </text:span><text:span text:style-name="T42">ɨ̃</text:span><text:span text:style-name="T34">ː</text:span><text:span text:style-name="T1">/ &gt; /</text:span><text:span text:style-name="T34">ɘ̃ː</text:span><text:span text:style-name="T1">/</text:span><text:span text:style-name="T51"> = [ɘ̃ɰ̃]</text:span></text:p>
        </text:list-item>
        <text:list-item>
          <text:p text:style-name="P80"><text:span text:style-name="T1">/</text:span><text:span text:style-name="T39">õ</text:span><text:span text:style-name="T34">ː</text:span><text:span text:style-name="T48">, </text:span><text:span text:style-name="T38">ũ</text:span><text:span text:style-name="T34">ː</text:span><text:span text:style-name="T1">/ &gt; /</text:span><text:span text:style-name="T39">õ</text:span><text:span text:style-name="T34">ː</text:span><text:span text:style-name="T1">/</text:span><text:span text:style-name="T51"> = [õw̃]</text:span></text:p>
        </text:list-item>
      </text:list>
      <text:p text:style-name="P23">Bilabial fricative changes into labiodental:</text:p>
      <text:list xml:id="list3283834882" text:style-name="L25">
        <text:list-item>
          <text:p text:style-name="P81">/ɸ/ &gt; /f/</text:p>
        </text:list-item>
      </text:list>
      <text:p text:style-name="P24"><text:span text:style-name="T52">A</text:span><text:span text:style-name="T77">ffricate</text:span><text:span text:style-name="T79">s</text:span><text:span text:style-name="T77"> changes into geminated fricative</text:span><text:span text:style-name="T79">s</text:span><text:span text:style-name="T77">:</text:span></text:p>
      <text:list xml:id="list162724943087459" text:continue-numbering="true" text:style-name="L25">
        <text:list-item>
          <text:p text:style-name="P49"><text:span text:style-name="T77">/p͡ɸ/</text:span><text:span text:style-name="T80"> &gt; </text:span><text:span text:style-name="T77">/fː/</text:span></text:p>
        </text:list-item>
        <text:list-item>
          <text:p text:style-name="P49">/t͡s/<text:span text:style-name="T80"> &gt; /s</text:span><text:span text:style-name="T77">ː</text:span><text:span text:style-name="T80">/</text:span></text:p>
        </text:list-item>
        <text:list-item>
          <text:p text:style-name="P50"><text:span text:style-name="T79">/c͡ç/ &gt; </text:span><text:span text:style-name="T78">/ç</text:span><text:span text:style-name="T77">ː</text:span><text:span text:style-name="T78">/</text:span></text:p>
        </text:list-item>
      </text:list>
      <text:p text:style-name="P25">Geminated alveolar trill becomes an uvular trill:</text:p>
      <text:list xml:id="list1834083038" text:style-name="L26">
        <text:list-item>
          <text:p text:style-name="P82">/r<text:span text:style-name="T53">ː</text:span>/ &gt; /ʀ<text:span text:style-name="T53">ː</text:span>/<text:span text:style-name="T85"> &gt; /ʁ</text:span><text:span text:style-name="T53">ː</text:span><text:span text:style-name="T85">/ &gt; /</text:span>χ<text:span text:style-name="T53">ː</text:span><text:span text:style-name="T85">/</text:span></text:p>
        </text:list-item>
      </text:list>
      <text:p text:style-name="P26"><text:span text:style-name="T83">E</text:span><text:span text:style-name="T82">very uvular </text:span><text:span text:style-name="T55">consonant</text:span><text:span text:style-name="T82"> becomes geminated</text:span><text:span text:style-name="T84">:</text:span></text:p>
      <text:list xml:id="list162723039033439" text:continue-numbering="true" text:style-name="L26">
        <text:list-item>
          <text:p text:style-name="P83">/χ/ &gt; /χ<text:span text:style-name="T53">ː</text:span><text:span text:style-name="T1">/</text:span></text:p>
        </text:list-item>
        <text:list-item>
          <text:p text:style-name="P84"><text:span text:style-name="T1">/q/ &gt; /q</text:span><text:span text:style-name="T53">ː</text:span><text:span text:style-name="T1">/</text:span></text:p>
        </text:list-item>
      </text:list>
      <text:p text:style-name="P27">Palatal stops become palatal approximants:</text:p>
      <text:list xml:id="list2505651532" text:style-name="L27">
        <text:list-item>
          <text:p text:style-name="P85">/c(<text:span text:style-name="T53">ː</text:span><text:span text:style-name="T1">)</text:span>/ &gt; /j(<text:span text:style-name="T53">ː</text:span><text:span text:style-name="T1">)/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1" svg:font-family="'Noto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.0402in" fo:margin-bottom="0.0402in" loext:contextual-spacing="false" fo:line-height="115%" fo:text-indent="0.3in" style:auto-text-indent="false"/>
      <style:text-properties style:font-name="Cantarell" fo:font-family="Cantarell" style:font-pitch="variable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3T20:24:31.876523174</meta:creation-date>
    <meta:generator>LibreOffice/6.4.2.2$Linux_X86_64 LibreOffice_project/40$Build-2</meta:generator>
    <dc:date>2020-04-04T16:27:10.602297580</dc:date>
    <meta:editing-duration>PT17H56M30S</meta:editing-duration>
    <meta:editing-cycles>123</meta:editing-cycles>
    <meta:document-statistic meta:table-count="0" meta:image-count="0" meta:object-count="0" meta:page-count="4" meta:paragraph-count="106" meta:word-count="728" meta:character-count="3727" meta:non-whitespace-character-count="3176"/>
  </office:meta>
</office:document-meta>
</file>